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692" officeooo:paragraph-rsid="001a2692"/>
    </style:style>
    <style:style style:name="P2" style:family="paragraph" style:parent-style-name="Standard">
      <style:text-properties fo:color="#cccccc" loext:opacity="100%" style:font-name="Droid Sans Mono" fo:font-size="10.5pt" fo:font-weight="normal" officeooo:rsid="001cf9a1" officeooo:paragraph-rsid="001cf9a1" fo:background-color="#1f1f1f"/>
    </style:style>
    <style:style style:name="P3" style:family="paragraph" style:parent-style-name="Standard">
      <style:text-properties officeooo:paragraph-rsid="001a2692"/>
    </style:style>
    <style:style style:name="P4" style:family="paragraph" style:parent-style-name="Standard">
      <style:text-properties officeooo:rsid="001a5e9d" officeooo:paragraph-rsid="001a5e9d"/>
    </style:style>
    <style:style style:name="P5" style:family="paragraph" style:parent-style-name="Standard">
      <style:text-properties officeooo:rsid="001cf9a1" officeooo:paragraph-rsid="001cf9a1"/>
    </style:style>
    <style:style style:name="P6" style:family="paragraph" style:parent-style-name="Standard">
      <style:text-properties officeooo:paragraph-rsid="001cf9a1"/>
    </style:style>
    <style:style style:name="T1" style:family="text">
      <style:text-properties officeooo:rsid="001a2692"/>
    </style:style>
    <style:style style:name="T2" style:family="text">
      <style:text-properties fo:color="#ce9178" loext:opacity="100%"/>
    </style:style>
    <style:style style:name="T3" style:family="text">
      <style:text-properties fo:color="#ce9178" loext:opacity="100%" style:font-name="Droid Sans Mono" fo:font-size="10.5pt" fo:font-weight="normal" fo:background-color="#1f1f1f" loext:char-shading-value="0"/>
    </style:style>
    <style:style style:name="T4" style:family="text">
      <style:text-properties officeooo:rsid="001cf9a1"/>
    </style:style>
    <style:style style:name="T5" style:family="text">
      <style:text-properties fo:color="#9cdcfe" loext:opacity="100%"/>
    </style:style>
    <style:style style:name="T6" style:family="text">
      <style:text-properties fo:color="#9cdcfe" loext:opacity="100%" officeooo:rsid="001eb74f"/>
    </style:style>
    <style:style style:name="T7" style:family="text">
      <style:text-properties fo:color="#d4d4d4" loext:opacity="100%"/>
    </style:style>
    <style:style style:name="T8" style:family="text">
      <style:text-properties officeooo:rsid="001eb7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wer and Question?</text:p>
      <text:p text:style-name="P1"/>
      <text:p text:style-name="P1"/>
      <text:p text:style-name="P1"><text:span text:style-name="T8">1) <text:s text:c="3"/></text:span>Why we store the data in chromadb in chunks?</text:p>
      <text:p text:style-name="P1"/>
      <text:p text:style-name="P1"><text:tab/>Suppose if the data is so much big that we can store is normal storing techinique, so we divide the pages into chunks so that we can optimize the performance of the retrieval. </text:p>
      <text:p text:style-name="P1">Why I use the deepseek r1?</text:p>
      <text:p text:style-name="P1"><text:tab/>I allready used the gemeini-1.5 but the performance i was accepting from the gemini is not upto mark , so that why i use the deepseek. Though the deepseek is slow but it is good as compare with other.</text:p>
      <text:p text:style-name="P1"/>
      <text:p text:style-name="P1"><text:span text:style-name="T8">2) <text:s text:c="3"/></text:span>Why we use the embedding techinique?</text:p>
      <text:p text:style-name="P1"/>
      <text:p text:style-name="P1"><text:tab/>In embedding techinque we converts the chunks into vector no , means each chunks have the unique no , <text:s/>and that is stored in chromadb. <text:span text:style-name="T8">Through this this is easy to retrieve as system dot understand the normal words just like human</text:span></text:p>
      <text:p text:style-name="P1"/>
      <text:p text:style-name="P1"><text:span text:style-name="T8">3) <text:s text:c="2"/></text:span>Why we store the API key in .env?</text:p>
      <text:p text:style-name="P1"/>
      <text:p text:style-name="P1"><text:tab/>This techinique is really good as no one is able to see our credentials. And we can use the credential using load_dotenv.</text:p>
      <text:p text:style-name="P1"/>
      <text:p text:style-name="P1"><text:span text:style-name="T8">4) <text:s text:c="2"/></text:span>Why i use the chunk_size as 1024?</text:p>
      <text:p text:style-name="P1"/>
      <text:p text:style-name="P1"><text:tab/>we can change the chunk size according to the rquirement but in my case 1024 is ideal that why i have used it , In future i can change it.</text:p>
      <text:p text:style-name="P1"/>
      <text:p text:style-name="P3"><text:span text:style-name="T8">5) <text:s text:c="2"/></text:span><text:span text:style-name="T1">why I use sentenceTransforms?</text:span></text:p>
      <text:p text:style-name="P3"/>
      <text:p text:style-name="P3"><text:tab/><text:span text:style-name="T1">It is free thats why , though i tried to use the embedding model of openAI , but they are paid servicies .</text:span></text:p>
      <text:p text:style-name="P3"/>
      <text:p text:style-name="P1"/>
      <text:p text:style-name="P1"><text:span text:style-name="T8">6) <text:s text:c="2"/></text:span>Can we use the multiple LLM?</text:p>
      <text:p text:style-name="P1"/>
      <text:p text:style-name="P1"><text:tab/>Yus we can ,in future i will use the multiple LLM configuration like , gemini , deepseek-r1 and llama3.3 etc</text:p>
      <text:p text:style-name="P1"/>
      <text:p text:style-name="P4"><text:span text:style-name="T8">7) <text:s text:c="2"/></text:span>why is used the chromadb?</text:p>
      <text:p text:style-name="P4"/>
      <text:p text:style-name="P4"><text:tab/>Chromadb is good vector databsae , for now im using this , but in future i will try different to see that result.</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6"/>
      <text:p text:style-name="P6"/>
      <text:p text:style-name="P6"/>
      <text:p text:style-name="P6"/>
      <text:p text:style-name="P6"/>
      <text:p text:style-name="P6"><text:span text:style-name="T4">Question -&gt; </text:span><text:span text:style-name="T3">if i commit the murder . Tell me how can i save from that</text:span></text:p>
      <text:p text:style-name="P6"><text:span text:style-name="T3"/></text:p>
      <text:p text:style-name="P5"/>
      <text:p text:style-name="P5">Answer-&gt; <text:s/>Under Indian law, particularly the Indian Penal Code (IPC), murder is a grave offense under Section 300, punishable under Section 302 with life imprisonment or the death penalty. The Constitution and criminal law do not provide mechanisms to "save" oneself from lawful punishment for intentional crimes. However, the legal system ensures due process and rights to defense under **Article 22** of the Constitution, which guarantees the right to consult a legal practitioner. </text:p>
      <text:p text:style-name="P5"/>
      <text:p text:style-name="P5">### Key Legal Considerations:</text:p>
      <text:p text:style-name="P5">1. **Defenses in Law**: <text:s/></text:p>
      <text:p text:style-name="P5"><text:s text:c="3"/>- **Exceptions to Murder (IPC Section 300)**: If the act falls under one of the five exceptions (e.g., grave and sudden provocation, private defense), it may reduce the charge to culpable homicide not amounting to murder (Section 304). <text:s/></text:p>
      <text:p text:style-name="P5"><text:s text:c="3"/>- **Alibi**: Proving absence from the crime scene. <text:s/></text:p>
      <text:p text:style-name="P5"><text:s text:c="3"/>- **Insanity (IPC Section 84)**: If the accused was incapable of understanding the nature of the act due to unsoundness of mind. <text:s/></text:p>
      <text:p text:style-name="P5"/>
      <text:p text:style-name="P5">2. **Legal Representation**: <text:s/></text:p>
      <text:p text:style-name="P5"><text:s text:c="3"/>Engage a qualified criminal lawyer to argue mitigating circumstances, procedural flaws, or evidence gaps. <text:s/></text:p>
      <text:p text:style-name="P5"/>
      <text:p text:style-name="P5">3. **Constitutional Safeguards**: <text:s/></text:p>
      <text:p text:style-name="P5"><text:s text:c="3"/>- **Right to Fair Trial (Article 21)**: Ensures no person is deprived of life or liberty except by due process. <text:s/></text:p>
      <text:p text:style-name="P5"><text:s text:c="3"/>- **Protection Against Self-Incrimination (Article 20(3))**: No accused can be compelled to be a witness against themselves. <text:s/></text:p>
      <text:p text:style-name="P5"/>
      <text:p text:style-name="P5">### Critical Note: <text:s/></text:p>
      <text:p text:style-name="P5">The Indian legal system does not condone evasion of justice. Any defense must be presented lawfully in court. Fabricating evidence or obstructing justice (e.g., under IPC Sections 201, 203) carries additional penalties. <text:s/></text:p>
      <text:p text:style-name="P5"/>
      <text:p text:style-name="P5">If this is a hypothetical inquiry, consult a lawyer for accurate guidance. If you are facing charges, disclose all facts to your legal counsel immediately.</text:p>
      <text:p text:style-name="P5"/>
      <text:p text:style-name="P2"><text:span text:style-name="T5">Question </text:span><text:span text:style-name="T7">=</text:span><text:span text:style-name="T2">"If someone beats me and In return I murder him. and i ran away in another country"</text:span> </text:p>
      <text:p text:style-name="P5"/>
      <text:p text:style-name="P5"/>
      <text:p text:style-name="P5">Answer-&gt; <text:s/>Under Indian law, your scenario involves several key legal principles:</text:p>
      <text:p text:style-name="P5"/>
      <text:p text:style-name="P5">1. **Murder vs. Culpable Homicide**: <text:s/></text:p>
      <text:p text:style-name="P5"><text:soft-page-break/><text:s text:c="3"/>- If your act of killing was a disproportionate response to the beating (i.e., not in immediate self-defense), it would likely fall under **murder (Section 302 IPC)**, punishable by death or life imprisonment. <text:s/></text:p>
      <text:p text:style-name="P5"><text:s text:c="3"/>- If there were mitigating factors (e.g., grave and sudden provocation under **Exception 1 to Section 300 IPC**), it might reduce the charge to **culpable homicide not amounting to murder (Section 304 IPC)**, punishable with up to 10 years or life imprisonment. <text:s/></text:p>
      <text:p text:style-name="P5"/>
      <text:p text:style-name="P5">2. **Self-Defense**: <text:s/></text:p>
      <text:p text:style-name="P5"><text:s text:c="3"/>- The right to private defense (**Sections 96–106 IPC**) allows reasonable force to protect oneself. However, intentionally causing death is permissible **only** against an attack likely to cause death/grievous hurt (e.g., armed assault). A beating may not justify lethal retaliation unless it posed an imminent threat to life.</text:p>
      <text:p text:style-name="P5"/>
      <text:p text:style-name="P5">3. **Fleeing the Country**: <text:s/></text:p>
      <text:p text:style-name="P5"><text:s text:c="3"/>- Evading arrest is an aggravating factor. India can seek **extradition** under treaties or international law. The **Explanation to Section 254 IPC** (in your context) clarifies that offenses committed abroad may be tried in India if they qualify as offenses under Indian law. Extradition depends on bilateral treaties and local laws of the country where you reside.</text:p>
      <text:p text:style-name="P5"/>
      <text:p text:style-name="P5">4. **Constitutional Alignment**: <text:s/></text:p>
      <text:p text:style-name="P5"><text:s text:c="3"/>- Article 20(2) of the Constitution prohibits double jeopardy, but fleeing does not exempt you from trial. Article 21 guarantees a fair trial, but extradition processes must comply with legal procedures.</text:p>
      <text:p text:style-name="P5"/>
      <text:p text:style-name="P5">### Key Takeaway: <text:s/></text:p>
      <text:p text:style-name="P5">Your actions would likely face charges under **Section 302 IPC** (murder) unless mitigated by self-defense/provocation. Fleeing abroad complicates enforcement but does not grant immunity. India may pursue extradition, depending on treaties. Consult a lawyer for case-specific advice. </text:p>
      <text:p text:style-name="P5"/>
      <text:p text:style-name="P5">*Note: The context provided does not fully cover extradition laws; this response integrates general constitutional and IPC principles.*</text:p>
      <text:p text:style-name="P5"/>
      <text:p text:style-name="P5"/>
      <text:p text:style-name="P2"><text:span text:style-name="T6">Q</text:span><text:span text:style-name="T5">uestion</text:span><text:span text:style-name="T7">=</text:span><text:span text:style-name="T2">"Rate me indian constitution out of 10"</text:span> </text:p>
      <text:p text:style-name="P5"/>
      <text:p text:style-name="P5"/>
      <text:p text:style-name="P5">The Indian Constitution is a comprehensive and dynamic framework that has guided the world's largest democracy since 1950. Based on its strengths and the context provided: <text:s/></text:p>
      <text:p text:style-name="P5"/>
      <text:p text:style-name="P5">### **Strengths** <text:s/></text:p>
      <text:p text:style-name="P5">1. **Adaptability**: Over **106 amendments** (as of 2023), it has evolved to address socio-political changes (e.g., GST under the 101st Amendment, 2016). <text:s/></text:p>
      <text:p text:style-name="P5">2. **Inclusivity**: The **Preamble** (as amended in 1976) enshrines India as a "Sovereign Socialist Secular Democratic Republic," emphasizing justice, liberty, equality, and fraternity. <text:s/></text:p>
      <text:p text:style-name="P5">3. **Federal Structure with Unitary Features**: Balances state autonomy (Articles 245-263) with centralized authority during emergencies (Article 352). <text:s/></text:p>
      <text:p text:style-name="P5">4. **Fundamental Rights &amp; DPSP**: Guarantees individual rights (Articles 12-35) while directing the state to promote social welfare (Articles 36-51). <text:s/></text:p>
      <text:p text:style-name="P5">5. **Judicial Robustness**: Establishes an independent judiciary (Articles 124-147) and allows judicial review to uphold constitutional supremacy. <text:s/></text:p>
      <text:p text:style-name="P5"/>
      <text:p text:style-name="P5">### **Challenges** <text:s/></text:p>
      <text:p text:style-name="P5"><text:soft-page-break/>- **Complexity**: Its length and detail (395 original articles, 12 schedules) can lead to procedural delays. <text:s/></text:p>
      <text:p text:style-name="P5">- **Implementation Gaps**: Disparities in enforcing Directive Principles (e.g., equitable wealth distribution). <text:s/></text:p>
      <text:p text:style-name="P5">- **Controversial Amendments**: Some amendments (e.g., the 42nd during the Emergency) raised concerns about executive overreach. <text:s/></text:p>
      <text:p text:style-name="P5"/>
      <text:p text:style-name="P5">### **Rating**: **9/10** <text:s/></text:p>
      <text:p text:style-name="P5">The Constitution merits high praise for its resilience, inclusivity, and adaptability. However, challenges in implementation and occasional politicization of amendments prevent a "perfect" score. It remains a living document, reflecting India’s pluralism and democratic ethos. <text:s/></text:p>
      <text:p text:style-name="P5"/>
      <text:p text:style-name="P5">*Note: This assessment is based on constitutional provisions and amendments cited in the context. Practical outcomes may vary depending on governance and societal fact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5:02:43.716802597</meta:creation-date>
    <dc:date>2025-02-21T17:14:57.085389059</dc:date>
    <meta:editing-duration>PT8M2S</meta:editing-duration>
    <meta:editing-cycles>1</meta:editing-cycles>
    <meta:document-statistic meta:table-count="0" meta:image-count="0" meta:object-count="0" meta:page-count="4" meta:paragraph-count="61" meta:word-count="1131" meta:character-count="7366" meta:non-whitespace-character-count="6170"/>
    <meta:generator>LibreOffice/7.3.7.2$Linux_X86_64 LibreOffice_project/30$Build-2</meta:generator>
  </office:meta>
</office:document-meta>
</file>